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45393" officeooo:paragraph-rsid="00045393"/>
    </style:style>
    <style:style style:name="P2" style:family="paragraph" style:parent-style-name="Standard">
      <style:text-properties fo:language="fr" fo:country="FR" officeooo:rsid="00047151" officeooo:paragraph-rsid="00047151"/>
    </style:style>
    <style:style style:name="P3" style:family="paragraph" style:parent-style-name="Standard">
      <style:text-properties style:font-name="Serif" fo:font-size="12pt" fo:language="fr" fo:country="FR" officeooo:rsid="00045393" officeooo:paragraph-rsid="00045393" style:font-size-asian="12pt" style:font-size-complex="12pt"/>
    </style:style>
    <style:style style:name="P4" style:family="paragraph" style:parent-style-name="Standard">
      <style:text-properties style:font-name="Serif" fo:font-size="12pt" fo:language="fr" fo:country="FR" officeooo:rsid="00047151" officeooo:paragraph-rsid="00047151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Serif" fo:font-size="12pt" fo:language="fr" fo:country="FR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Serif" fo:font-size="12pt" fo:language="fr" fo:country="FR" fo:font-weight="bold" style:font-size-asian="12pt" style:font-weight-asian="bold" style:font-size-complex="12pt"/>
    </style:style>
    <style:style style:name="P7" style:family="paragraph" style:parent-style-name="Standard">
      <style:text-properties fo:color="#000000" loext:opacity="100%" style:font-name="Serif" fo:font-size="12pt" fo:language="fr" fo:country="FR" fo:font-weight="bold" officeooo:rsid="00045393" officeooo:paragraph-rsid="00045393" style:font-size-asian="12pt" style:font-weight-asian="bold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Serif" fo:font-size="12pt" fo:language="fr" fo:country="FR" style:font-size-asian="12pt" style:font-size-complex="12pt"/>
    </style:style>
    <style:style style:name="P9" style:family="paragraph" style:parent-style-name="Text_20_body">
      <style:text-properties fo:language="fr" fo:country="FR" officeooo:rsid="00045393" officeooo:paragraph-rsid="00045393"/>
    </style:style>
    <style:style style:name="P10" style:family="paragraph" style:parent-style-name="Text_20_body">
      <style:paragraph-properties fo:text-align="center" style:justify-single-word="false"/>
      <style:text-properties fo:language="fr" fo:country="FR" officeooo:rsid="00045393" officeooo:paragraph-rsid="00045393"/>
    </style:style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Serif" fo:font-size="12pt" fo:language="fr" fo:country="FR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/>
      <style:text-properties fo:color="#3465a4" loext:opacity="100%" style:font-name="Serif" fo:font-size="12pt" fo:language="fr" fo:country="FR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08973b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Serif" fo:font-size="12pt" fo:language="fr" fo:country="FR" fo:font-weight="bold" style:font-size-asian="12pt" style:font-weight-asian="bold" style:font-size-complex="12pt"/>
    </style:style>
    <style:style style:name="T1" style:family="text">
      <style:text-properties fo:color="#ff0000" loext:opacity="100%" style:font-name="Serif" fo:font-size="12pt" fo:language="fr" fo:country="FR" style:font-size-asian="12pt" style:font-size-complex="12pt"/>
    </style:style>
    <style:style style:name="T2" style:family="text">
      <style:text-properties fo:color="#ff0000" loext:opacity="100%" style:font-name="Serif" fo:font-size="12pt" fo:language="fr" fo:country="FR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ff0000" loext:opacity="100%" style:font-name="Serif" fo:font-size="12pt" style:font-size-asian="12pt" style:font-size-complex="12pt"/>
    </style:style>
    <style:style style:name="T4" style:family="text">
      <style:text-properties fo:color="#ff0000" loext:opacity="100%" fo:font-weight="bold" style:font-weight-asian="bold"/>
    </style:style>
    <style:style style:name="T5" style:family="text">
      <style:text-properties fo:color="#ff0000" loext:opacity="100%" fo:font-weight="bold" officeooo:rsid="0008973b" style:font-weight-asian="bold"/>
    </style:style>
    <style:style style:name="T6" style:family="text">
      <style:text-properties fo:color="#3465a4" loext:opacity="100%"/>
    </style:style>
    <style:style style:name="T7" style:family="text">
      <style:text-properties fo:color="#3465a4" loext:opacity="100%" style:text-underline-style="solid" style:text-underline-width="auto" style:text-underline-color="font-color"/>
    </style:style>
    <style:style style:name="T8" style:family="text">
      <style:text-properties fo:color="#3465a4" loext:opacity="100%" style:text-position="33% 80%" style:font-name="Serif" fo:font-size="12pt" fo:language="fr" fo:country="FR" style:font-size-asian="12pt" style:font-size-complex="12pt"/>
    </style:style>
    <style:style style:name="T9" style:family="text">
      <style:text-properties fo:color="#3465a4" loext:opacity="100%" style:font-name="Serif" fo:font-size="12pt" fo:language="fr" fo:country="FR" style:font-size-asian="12pt" style:font-size-complex="12pt"/>
    </style:style>
    <style:style style:name="T10" style:family="text">
      <style:text-properties fo:color="#00a933" loext:opacity="100%" style:font-name="Serif" fo:font-size="12pt" fo:language="fr" fo:country="FR" style:font-size-asian="12pt" style:font-size-complex="12pt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Serif" fo:font-size="12pt" style:font-size-asian="12pt" style:font-size-complex="12pt"/>
    </style:style>
    <style:style style:name="T13" style:family="text">
      <style:text-properties fo:color="#000000" loext:opacity="100%" style:font-name="Serif" fo:font-size="12pt" fo:language="fr" fo:country="FR" style:font-size-asian="12pt" style:font-size-complex="12pt"/>
    </style:style>
    <style:style style:name="T14" style:family="text">
      <style:text-properties fo:color="#000000" loext:opacity="100%" fo:font-weight="bold" style:font-weight-asian="bold"/>
    </style:style>
    <style:style style:name="T15" style:family="text">
      <style:text-properties fo:color="#000000" loext:opacity="100%" fo:font-style="italic" fo:font-weight="bold" style:font-style-asian="italic" style:font-weight-asian="bold"/>
    </style:style>
    <style:style style:name="T16" style:family="text">
      <style:text-properties style:font-name="Serif" fo:font-size="12pt" fo:language="fr" fo:country="FR" style:font-size-asian="12pt" style:font-size-complex="12pt"/>
    </style:style>
    <style:style style:name="T17" style:family="text">
      <style:text-properties style:font-name="Serif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Strong_20_Emphasis"><text:span text:style-name="T16">Thème 2 : la Terre, la vie et l’organisation du vivant</text:span></text:span></text:p>
      <text:p text:style-name="P12"> </text:p>
      <text:p text:style-name="P14"><text:span text:style-name="Strong_20_Emphasis"><text:span text:style-name="T1">Chapitre 1 : L’organisation fonctionnelle du vivant</text:span></text:span></text:p>
      <text:p text:style-name="P12"><text:span text:style-name="T7">Rappels :</text:span><text:span text:style-name="T6"> </text:span></text:p>
      <text:p text:style-name="P11"><text:span text:style-name="T9">Tous les êtres vivants sont constitués de </text:span><text:span text:style-name="Strong_20_Emphasis"><text:span text:style-name="T9">cellules</text:span></text:span><text:span text:style-name="T9"> (ex : 1x10</text:span><text:span text:style-name="T8">14</text:span><text:span text:style-name="T9"> cellules chez l’Homme). La cellule est donc l’</text:span><text:span text:style-name="Strong_20_Emphasis"><text:span text:style-name="T9">unité structurale</text:span></text:span><text:span text:style-name="T9"> du vivant.</text:span></text:p>
      <text:p text:style-name="P11"><text:span text:style-name="T9">Une cellule est constituée d’une </text:span><text:span text:style-name="Strong_20_Emphasis"><text:span text:style-name="T9">membrane plasmique</text:span></text:span><text:span text:style-name="T9">, d’un </text:span><text:span text:style-name="Strong_20_Emphasis"><text:span text:style-name="T9">cytoplasme</text:span></text:span><text:span text:style-name="T9"> et d’</text:span><text:span text:style-name="Strong_20_Emphasis"><text:span text:style-name="T9">ADN</text:span></text:span><text:span text:style-name="T9">. Les </text:span><text:span text:style-name="Strong_20_Emphasis"><text:span text:style-name="T9">chromosomes</text:span></text:span><text:span text:style-name="T9">, constitués d’ADN, portent l’</text:span><text:span text:style-name="Strong_20_Emphasis"><text:span text:style-name="T9">information génétique</text:span></text:span><text:span text:style-name="T9">. </text:span></text:p>
      <text:p text:style-name="P13">Selon le type d’organe ou d’être vivant, les cellules peuvent présenter des différences (ex : 75 types de cellules chez l’Homme).</text:p>
      <text:p text:style-name="P11"><text:span text:style-name="T9">Pour satisfaire ses besoins, la cellule réalise des </text:span><text:span text:style-name="Strong_20_Emphasis"><text:span text:style-name="T9">échanges avec son environnement </text:span></text:span><text:span text:style-name="T9">(respiration, photosynthèse).</text:span></text:p>
      <text:p text:style-name="P13"/>
      <text:p text:style-name="P11"><text:span text:style-name="Strong_20_Emphasis"><text:span text:style-name="T10">- Quelles relations existe-t-il entre l’organisation d’un tissu (= ensemble de cellules) et la fonction particulière qu’il assure ?</text:span></text:span></text:p>
      <text:p text:style-name="P11"><text:span text:style-name="Strong_20_Emphasis"><text:span text:style-name="T10">- Comment expliquer la présence de cellules spécialisées dans un organisme alors que toutes proviennent d’une cellule œuf unique?</text:span></text:span></text:p>
      <text:p text:style-name="P11"><text:span text:style-name="Strong_20_Emphasis"><text:span text:style-name="T10">- Comment se déroulent les transformations biochimiques au niveau de cellules spécialisées?</text:span></text:span></text:p>
      <text:p text:style-name="P11"><text:span text:style-name="Strong_20_Emphasis"><text:span text:style-name="T10"/></text:span></text:p>
      <text:p text:style-name="P15"><text:span text:style-name="Strong_20_Emphasis"><text:span text:style-name="T16"><text:tab/>I. L’organisme pluricellulaire, un ensemble de cellules spécialisées</text:span></text:span></text:p>
      <text:p text:style-name="P15"><text:span text:style-name="Strong_20_Emphasis"><text:span text:style-name="T16">1) L’organisation cellulaire des êtres vivants est en relation avec des fonctions particulières</text:span></text:span></text:p>
      <text:p text:style-name="P15"><text:span text:style-name="Strong_20_Emphasis"><text:span text:style-name="T16"/></text:span></text:p>
      <text:p text:style-name="P1"><text:span text:style-name="Strong_20_Emphasis"><text:span text:style-name="T3">Act 8</text:span></text:span><text:span text:style-name="T17"> </text:span></text:p>
      <text:p text:style-name="P9"><text:span text:style-name="Strong_20_Emphasis"><text:span text:style-name="T12">Chez les </text:span></text:span><text:span text:style-name="Strong_20_Emphasis"><text:span text:style-name="T3">êtres vivants unicellulaires</text:span></text:span><text:span text:style-name="Strong_20_Emphasis"><text:span text:style-name="T12">, toutes les fonctions sont assurées par </text:span></text:span><text:span text:style-name="Strong_20_Emphasis"><text:span text:style-name="T3">une seule cellule</text:span></text:span><text:span text:style-name="Strong_20_Emphasis"><text:span text:style-name="T12">.<text:line-break/>Chez les </text:span></text:span><text:span text:style-name="Strong_20_Emphasis"><text:span text:style-name="T3">organismes pluricellulaires</text:span></text:span><text:span text:style-name="Strong_20_Emphasis"><text:span text:style-name="T12">, les organes sont constitués de </text:span></text:span><text:span text:style-name="Strong_20_Emphasis"><text:span text:style-name="T3">cellules spécialisées</text:span></text:span><text:span text:style-name="Strong_20_Emphasis"><text:span text:style-name="T12"><text:line-break/>formant des </text:span></text:span><text:span text:style-name="Strong_20_Emphasis"><text:span text:style-name="T3">tissus</text:span></text:span><text:span text:style-name="Strong_20_Emphasis"><text:span text:style-name="T12">, et assurant des </text:span></text:span><text:span text:style-name="Strong_20_Emphasis"><text:span text:style-name="T3">fonctions particulières</text:span></text:span><text:span text:style-name="Strong_20_Emphasis"><text:span text:style-name="T12"> grâce à leur forme ou à la présence d’organites.</text:span></text:span></text:p>
      <text:p text:style-name="P11"><text:span text:style-name="Strong_20_Emphasis"><text:span text:style-name="T13">La </text:span></text:span><text:span text:style-name="Strong_20_Emphasis"><text:span text:style-name="T1">matrice extracellulaire</text:span></text:span><text:span text:style-name="Strong_20_Emphasis"><text:span text:style-name="T13"> joue un rôle dans l’</text:span></text:span><text:span text:style-name="Strong_20_Emphasis"><text:span text:style-name="T1">adhérence des cellules</text:span></text:span><text:span text:style-name="Strong_20_Emphasis"><text:span text:style-name="T13"> qui permet l’organisation en tissus.</text:span></text:span></text:p>
      <text:p text:style-name="P11"><text:span text:style-name="Strong_20_Emphasis"><text:span text:style-name="T16">Carte mentale livre page 20</text:span></text:span></text:p>
      <text:p text:style-name="P1"><text:span text:style-name="Strong_20_Emphasis"><text:span text:style-name="T17"/></text:span></text:p>
      <text:p text:style-name="P1"><text:span text:style-name="Strong_20_Emphasis"><text:span text:style-name="T17">2) Lien entre information génétique et spécialisation des cellules chez les organismes pluricellulaires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3">Act 9</text:span></text:span><text:span text:style-name="Strong_20_Emphasis"><text:span text:style-name="T17"> </text:span></text:span></text:p>
      <text:p text:style-name="P5"><text:span text:style-name="T14">Toutes les cellules d’un organisme sont issues des </text:span><text:span text:style-name="T4">divisions successives </text:span><text:span text:style-name="T14">d’une cellule unique à l’origine de cet</text:span></text:p>
      <text:p text:style-name="P5"><text:span text:style-name="T14">organisme. Elles possèdent donc toutes </text:span><text:span text:style-name="T4">initialement la même information génétique </text:span><text:span text:style-name="T14">mais les </text:span><text:span text:style-name="T4">cellules spécialisées</text:span></text:p>
      <text:p text:style-name="P5"><text:span text:style-name="T4">n’expriment qu’une partie de cette information</text:span><text:span text:style-name="T14">, en </text:span><text:span text:style-name="T4">lien avec leur fonction</text:span><text:span text:style-name="T14">.</text:span></text:p>
      <text:p text:style-name="P5"><text:span text:style-name="T14">L’</text:span><text:span text:style-name="T4">information génétique </text:span><text:span text:style-name="T14">est organisée en </text:span><text:span text:style-name="T4">gènes constitués d’ADN (Acide Désoxyribo</text:span><text:span text:style-name="T5">n</text:span><text:span text:style-name="T4">ucléique)</text:span><text:span text:style-name="T14">. Cette molécule est</text:span></text:p>
      <text:p text:style-name="P5"><text:span text:style-name="T14">formée de deux brins enroulés en </text:span><text:span text:style-name="T4">double hélice</text:span><text:span text:style-name="T14">, avec une </text:span><text:span text:style-name="T4">complémentarité entre bases azotées </text:span><text:span text:style-name="T14">: Adénine avec</text:span></text:p>
      <text:p text:style-name="P6">Thymine (A-T) et Guanine avec Cytosine (G-C).</text:p>
      <text:p text:style-name="P5"><text:soft-page-break/><text:span text:style-name="T14">Chaque brin est un </text:span><text:span text:style-name="T4">enchaînement de nucléotides </text:span><text:span text:style-name="T14">dont la </text:span><text:span text:style-name="T4">séquence code l’information </text:span><text:span text:style-name="T14">portée par le gène.</text:span></text:p>
      <text:p text:style-name="P6"/>
      <text:p text:style-name="P2"><text:span text:style-name="Strong_20_Emphasis"><text:span text:style-name="T17"><text:tab/>II Le métabolisme des cellules</text:span></text:span><text:span text:style-name="T17"> </text:span></text:p>
      <text:p text:style-name="P4"/>
      <text:p text:style-name="P9"><text:span text:style-name="Strong_20_Emphasis"><text:span text:style-name="T3">Act 10</text:span></text:span></text:p>
      <text:p text:style-name="P11"><text:span text:style-name="Strong_20_Emphasis"><text:span text:style-name="T16">BILAN:</text:span></text:span></text:p>
      <text:p text:style-name="P11"><text:span text:style-name="Strong_20_Emphasis"><text:span text:style-name="T16">Pour assurer les </text:span></text:span><text:span text:style-name="Strong_20_Emphasis"><text:span text:style-name="T1">besoins fonctionnels</text:span></text:span><text:span text:style-name="Strong_20_Emphasis"><text:span text:style-name="T16"> d’une cellule, de nombreuses </text:span></text:span><text:span text:style-name="Strong_20_Emphasis"><text:span text:style-name="T1">transformations biochimiques</text:span></text:span><text:span text:style-name="Strong_20_Emphasis"><text:span text:style-name="T16"> s’y déroulent : elles constituent son </text:span></text:span><text:span text:style-name="Strong_20_Emphasis"><text:span text:style-name="T1">métabolisme</text:span></text:span><text:span text:style-name="Strong_20_Emphasis"><text:span text:style-name="T16">. </text:span></text:span></text:p>
      <text:p text:style-name="P11"><text:span text:style-name="Strong_20_Emphasis"><text:span text:style-name="T16">Une </text:span></text:span><text:span text:style-name="Strong_20_Emphasis"><text:span text:style-name="T1">voie métabolique</text:span></text:span><text:span text:style-name="Strong_20_Emphasis"><text:span text:style-name="T16"> est une </text:span></text:span><text:span text:style-name="Strong_20_Emphasis"><text:span text:style-name="T1">succession de réactions biochimiques</text:span></text:span><text:span text:style-name="Strong_20_Emphasis"><text:span text:style-name="T16"> transformant une molécule en une autre. </text:span></text:span></text:p>
      <text:p text:style-name="P11"><text:span text:style-name="Strong_20_Emphasis"><text:span text:style-name="T16">Le métabolisme dépend de l’</text:span></text:span><text:span text:style-name="Strong_20_Emphasis"><text:span text:style-name="T1">équipement spécialisé </text:span></text:span><text:span text:style-name="Strong_20_Emphasis"><text:span text:style-name="T16">de chaque cellule (</text:span></text:span><text:span text:style-name="Strong_20_Emphasis"><text:span text:style-name="T1">en</text:span></text:span><text:span text:style-name="Strong_20_Emphasis"><text:span text:style-name="T16"> </text:span></text:span><text:span text:style-name="Strong_20_Emphasis"><text:span text:style-name="T1">organites</text:span></text:span><text:span text:style-name="Strong_20_Emphasis"><text:span text:style-name="T16"> et </text:span></text:span><text:span text:style-name="Strong_20_Emphasis"><text:span text:style-name="T1">en</text:span></text:span><text:span text:style-name="Strong_20_Emphasis"><text:span text:style-name="T16"> macromolécules dont les </text:span></text:span><text:span text:style-name="Strong_20_Emphasis"><text:span text:style-name="T1">enzymes</text:span></text:span><text:span text:style-name="Strong_20_Emphasis"><text:span text:style-name="T16">, spécifiques à certaines cellules).</text:span></text:span></text:p>
      <text:p text:style-name="P11"><text:span text:style-name="Strong_20_Emphasis"><text:span text:style-name="T16"><text:s text:c="9"/>Schéma voie métabolique (à recopier cf PJ)</text:span></text:span></text:p>
      <text:p text:style-name="P12"/>
      <text:p text:style-name="P11"><text:span text:style-name="Strong_20_Emphasis"><text:span text:style-name="T16">Par exemple, les voies métaboliques de la </text:span></text:span><text:span text:style-name="Strong_20_Emphasis"><text:span text:style-name="T2">respiration</text:span></text:span><text:span text:style-name="Strong_20_Emphasis"><text:span text:style-name="T16">, réalisées au niveau des </text:span></text:span><text:span text:style-name="Strong_20_Emphasis"><text:span text:style-name="T1">mitochondries</text:span></text:span><text:span text:style-name="Strong_20_Emphasis"><text:span text:style-name="T16"> par la plupart des cellules eucaryotes permet d’</text:span></text:span><text:span text:style-name="Strong_20_Emphasis"><text:span text:style-name="T1">obtenir de l’énergie à partir de dioxygène et de molécules organiques</text:span></text:span><text:span text:style-name="Strong_20_Emphasis"><text:span text:style-name="T16">. <text:line-break/>Les voies métaboliques de la </text:span></text:span><text:span text:style-name="Strong_20_Emphasis"><text:span text:style-name="T2">photosynthèse</text:span></text:span><text:span text:style-name="Strong_20_Emphasis"><text:span text:style-name="T16">, au niveau des </text:span></text:span><text:span text:style-name="Strong_20_Emphasis"><text:span text:style-name="T1">chloroplastes</text:span></text:span><text:span text:style-name="Strong_20_Emphasis"><text:span text:style-name="T16"> des cellules chlorophylliennes, permettent d’</text:span></text:span><text:span text:style-name="Strong_20_Emphasis"><text:span text:style-name="T1">obtenir de la matière organique à partir de matière minérales et d’énergie solaire. </text:span></text:span><text:span text:style-name="Strong_20_Emphasis"><text:span text:style-name="T16">Elle est utilisée comme réservoir d’énergie pour la respiration soit des végétaux (</text:span></text:span><text:span text:style-name="Strong_20_Emphasis"><text:span text:style-name="T1">autotrophes</text:span></text:span><text:span text:style-name="Strong_20_Emphasis"><text:span text:style-name="T16">) soit des animaux (</text:span></text:span><text:span text:style-name="Strong_20_Emphasis"><text:span text:style-name="T1">hétérotrophes</text:span></text:span><text:span text:style-name="Strong_20_Emphasis"><text:span text:style-name="T16">). </text:span></text:span></text:p>
      <text:p text:style-name="P11"><text:span text:style-name="Strong_20_Emphasis"><text:span text:style-name="T16">Il existe ainsi des </text:span></text:span><text:span text:style-name="Strong_20_Emphasis"><text:span text:style-name="T1">flux de matière et d’énergie</text:span></text:span><text:span text:style-name="Strong_20_Emphasis"><text:span text:style-name="T16"> au sein d’un </text:span></text:span><text:span text:style-name="Strong_20_Emphasis"><text:span text:style-name="T1">même organisme</text:span></text:span><text:span text:style-name="Strong_20_Emphasis"><text:span text:style-name="T16"> </text:span></text:span><text:span text:style-name="Strong_20_Emphasis"><text:span text:style-name="T1">et</text:span></text:span><text:span text:style-name="Strong_20_Emphasis"><text:span text:style-name="T16"> entre des </text:span></text:span><text:span text:style-name="Strong_20_Emphasis"><text:span text:style-name="T1">organismes avec leur milieu</text:span></text:span><text:span text:style-name="Strong_20_Emphasis"><text:span text:style-name="T16">. </text:span></text:span></text:p>
      <text:p text:style-name="P11"><text:span text:style-name="Strong_20_Emphasis"><text:span text:style-name="T16">Carte mentale livre page 46 (à recopier) </text:span></text:span></text:p>
      <text:p text:style-name="P11"><text:span text:style-name="Strong_20_Emphasis"><text:span text:style-name="T16">SCHEMA BILAN cf PJ</text:span></text:span></text:p>
      <text:p text:style-name="P3"/>
      <text:p text:style-name="P10"><text:span text:style-name="Strong_20_Emphasis"><text:span text:style-name="T3">Chapitre 2 : Biodiversité, résultat et étape de l’évolution</text:span></text:span></text:p>
      <text:p text:style-name="P11"><text:span text:style-name="Strong_20_Emphasis"><text:span text:style-name="T10">- Qu’est-ce que la biodiversité et comment évolue-t-elle ?</text:span></text:span></text:p>
      <text:p text:style-name="P11"><text:span text:style-name="Strong_20_Emphasis"><text:span text:style-name="T10">- Comment expliquer l’évolution de cette biodiversité ?</text:span></text:span></text:p>
      <text:p text:style-name="P11"><text:span text:style-name="Strong_20_Emphasis"><text:span text:style-name="T10"/></text:span></text:p>
      <text:p text:style-name="P11"><text:span text:style-name="Strong_20_Emphasis"><text:span text:style-name="T16">I. Les échelles de la biodiversité</text:span></text:span></text:p>
      <text:p text:style-name="P11"><text:span text:style-name="Strong_20_Emphasis"><text:span text:style-name="T16"/></text:span></text:p>
      <text:p text:style-name="P11"><text:span text:style-name="Strong_20_Emphasis"><text:span text:style-name="T1">Act 11</text:span></text:span></text:p>
      <text:p text:style-name="P6"/>
      <text:p text:style-name="P5"><text:span text:style-name="T14">- Le terme de </text:span><text:span text:style-name="T15">biodiversité </text:span><text:span text:style-name="T14">est utilisé pour désigner la </text:span><text:span text:style-name="T4">diversité du vivant </text:span><text:span text:style-name="T14">mais aussi </text:span><text:span text:style-name="T4">sa dynamique</text:span><text:span text:style-name="T14">. Elle se</text:span></text:p>
      <text:p text:style-name="P5"><text:span text:style-name="T14">définit à </text:span><text:span text:style-name="T4">différentes échelles</text:span><text:span text:style-name="T14">, depuis les variations entre </text:span><text:span text:style-name="T4">membres d'une même espèce </text:span><text:span text:style-name="T14">(diversité</text:span></text:p>
      <text:p text:style-name="P5"><text:span text:style-name="T14">génétique intraspécifique) jusqu'aux </text:span><text:span text:style-name="T4">différentes espèces </text:span><text:span text:style-name="T14">et aux </text:span><text:span text:style-name="T4">écosystèmes </text:span><text:span text:style-name="T14">composant la biosphère (=ensemble des écosystèmes).</text:span></text:p>
      <text:p text:style-name="P5"><text:span text:style-name="T11">- </text:span><text:span text:style-name="T14">La notion d’</text:span><text:span text:style-name="T15">espèce</text:span><text:span text:style-name="T14">, qui joue un grand rôle dans la </text:span><text:span text:style-name="T4">description de la biodiversité observée</text:span><text:span text:style-name="T14">,</text:span></text:p>
      <text:p text:style-name="P5"><text:span text:style-name="T14">est un </text:span><text:span text:style-name="T4">concept créé par l’être humain</text:span><text:span text:style-name="T14">. Une espèce peut ainsi se définir par des </text:span><text:span text:style-name="T4">critères de ressemblances</text:span></text:p>
      <text:p text:style-name="P5"><text:span text:style-name="T14">mais aussi par des </text:span><text:span text:style-name="T4">critères d’interfécondité</text:span><text:span text:style-name="T14">, principal critère retenu actuellement car les individus</text:span></text:p>
      <text:p text:style-name="P6"><text:soft-page-break/>appartenant à la même espèce ne se ressemblent pas toujours.</text:p>
      <text:p text:style-name="P8"/>
      <text:p text:style-name="P6">Critères utilisés pour définir une espèce</text:p>
      <text:p text:style-name="P5"><text:span text:style-name="T14">- Au sein de chaque espèce, la </text:span><text:span text:style-name="T4">diversité des individus </text:span><text:span text:style-name="T14">repose sur la </text:span><text:span text:style-name="T4">variabilité de l’ADN </text:span><text:span text:style-name="T14">: c’est</text:span></text:p>
      <text:p text:style-name="P5"><text:span text:style-name="T14">la diversité génétique intraspécifique. Différents </text:span><text:span text:style-name="T4">allèles </text:span><text:span text:style-name="T14">(= différentes versions d'un même gène)</text:span></text:p>
      <text:p text:style-name="P5"><text:span text:style-name="T14">coexistent dans une même population. Ils sont issus de </text:span><text:span text:style-name="T4">mutations </text:span><text:span text:style-name="T14">qui se sont produites, au cours des</text:span></text:p>
      <text:p text:style-name="P5"><text:span text:style-name="T4">générations</text:span><text:span text:style-name="T14">, dans la séquence des nucléotides et qui ont été </text:span><text:span text:style-name="T4">conservées</text:span><text:span text:style-name="T14">.</text:span></text:p>
      <text:p text:style-name="P6">Carte mentale livre p 62</text:p>
      <text:p text:style-name="P8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2-02-10T11:57:06.145000000</dc:date>
    <meta:editing-duration>PT53M51S</meta:editing-duration>
    <meta:editing-cycles>8</meta:editing-cycles>
    <meta:document-statistic meta:table-count="0" meta:image-count="0" meta:object-count="0" meta:page-count="3" meta:paragraph-count="55" meta:word-count="722" meta:character-count="4924" meta:non-whitespace-character-count="4233"/>
  </office:meta>
</office:document-meta>
</file>